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b234" officeooo:paragraph-rsid="0001b234"/>
    </style:style>
    <style:style style:name="P2" style:family="paragraph" style:parent-style-name="Standard">
      <style:text-properties fo:font-weight="bold" officeooo:rsid="0001b234" officeooo:paragraph-rsid="0001b23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en esta ocasión hablaremos sobre las ecuaciones racionales, en realidad el mismo nombre dice de que se trata, son ecuaciones con expresiones racionales, como las expresiones racionales pueden ser muy variadas, no es posible tener una sola forma de resolverlas como paso con las ecuaciones lineales, aun asi se resuelven utilizando nuestros axiomas, lo unico que tenemos que tener cuidado es que no podemos encontrar soluciones donde el denominador sea cero, veamos directamente algunos ejemplos para que quede claro,</text:p>
      <text:p text:style-name="P1"/>
      <text:p text:style-name="P2">NOTA UTILIZAR LOS EJEMPLOS DE LA PAGINA 140 141 EN ESTE FORMATO ES MUY DIFICIL DE ESCRIB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2:28:16.194000000</meta:creation-date>
    <dc:date>2019-06-08T12:34:16.082000000</dc:date>
    <meta:editing-duration>PT6M</meta:editing-duration>
    <meta:editing-cycles>1</meta:editing-cycles>
    <meta:document-statistic meta:table-count="0" meta:image-count="0" meta:object-count="0" meta:page-count="1" meta:paragraph-count="2" meta:word-count="99" meta:character-count="624" meta:non-whitespace-character-count="527"/>
    <meta:generator>LibreOffice/6.2.2.2$Windows_X86_64 LibreOffice_project/2b840030fec2aae0fd2658d8d4f9548af4e3518d</meta:generator>
  </office:meta>
</office:document-meta>
</file>